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890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890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890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890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890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890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890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890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890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890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890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890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890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890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890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890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890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Kerviannys Isabella Díaz Suár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1/3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590205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Kervin  Díaz Co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21503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8.99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8" meta:non-whitespace-character-count="999"/>
    <meta:template xlink:type="simple" xlink:actuate="onRequest" xlink:title="Normal" xlink:href=""/>
  </office:meta>
</office:document-meta>
</file>